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false" fo:min-height="0cm" fo:min-width="3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solid" draw:fill-color="#9966cc"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center" draw:textarea-vertical-align="middle" draw:auto-grow-height="true" draw:auto-grow-width="false" fo:min-height="0cm" fo:min-width="1.5cm"/>
    </style:style>
    <style:style style:name="gr7" style:family="graphic" style:parent-style-name="standard">
      <style:graphic-properties draw:opacity="20%" draw:textarea-horizontal-align="justify" draw:textarea-vertical-align="middle" draw:auto-grow-height="false" draw:shadow-opacity="20%"/>
    </style:style>
    <style:style style:name="gr8" style:family="graphic" style:parent-style-name="standard">
      <style:graphic-properties draw:stroke="none" svg:stroke-color="#000000" draw:fill="none" draw:fill-color="#ffffff" draw:opacity="20%" draw:textarea-horizontal-align="center" draw:textarea-vertical-align="middle" draw:auto-grow-height="true" draw:auto-grow-width="false" fo:min-height="0cm" fo:min-width="3cm" draw:shadow-opacity="20%"/>
    </style:style>
    <style:style style:name="gr9" style:family="graphic" style:parent-style-name="standard">
      <style:graphic-properties draw:textarea-horizontal-align="justify" draw:textarea-vertical-align="middle" draw:auto-grow-height="false" fo:min-height="0cm" fo:min-width="0cm" fo:wrap-option="no-wrap"/>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fill="solid" draw:fill-color="#33cc66" draw:textarea-horizontal-align="justify" draw:textarea-vertical-align="middle" draw:auto-grow-height="false"/>
    </style:style>
    <style:style style:name="gr12" style:family="graphic" style:parent-style-name="standard">
      <style:graphic-properties draw:opacity="20%" draw:textarea-horizontal-align="center" draw:textarea-vertical-align="middle" draw:shadow-opacity="20%"/>
    </style:style>
    <style:style style:name="gr13" style:family="graphic" style:parent-style-name="standard">
      <style:graphic-properties svg:stroke-color="#008000" draw:marker-end="Arrow" draw:marker-end-width="0.3cm" draw:textarea-horizontal-align="center" draw:textarea-vertical-align="middle"/>
    </style:style>
    <style:style style:name="gr14" style:family="graphic" style:parent-style-name="standard">
      <style:graphic-properties svg:stroke-color="#800000" draw:marker-end="Arrow" draw:marker-end-width="0.3cm" draw:textarea-horizontal-align="center" draw:textarea-vertical-align="middle"/>
    </style:style>
    <style:style style:name="gr15" style:family="graphic" style:parent-style-name="standard">
      <style:graphic-properties draw:fill="solid" draw:fill-color="#ff3333"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center" draw:textarea-vertical-align="middle" draw:auto-grow-height="true" draw:auto-grow-width="false" fo:min-height="0cm" fo:min-width="3.072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2.59cm"/>
    </style:style>
    <style:style style:name="gr18" style:family="graphic" style:parent-style-name="standard">
      <style:graphic-properties draw:fill="solid" draw:fill-color="#ff3333" draw:opacity="20%" draw:textarea-horizontal-align="justify" draw:textarea-vertical-align="middle" draw:auto-grow-height="false" draw:shadow-opacity="20%"/>
    </style:style>
    <style:style style:name="gr19" style:family="graphic" style:parent-style-name="standard">
      <style:graphic-properties draw:stroke="none" svg:stroke-color="#000000" draw:fill="none" draw:fill-color="#ffffff" draw:opacity="20%" draw:textarea-horizontal-align="center" draw:textarea-vertical-align="middle" draw:auto-grow-height="true" draw:auto-grow-width="false" fo:min-height="0cm" fo:min-width="2.572cm" draw:shadow-opacity="20%"/>
    </style:style>
    <style:style style:name="gr20" style:family="graphic" style:parent-style-name="standard">
      <style:graphic-properties svg:stroke-color="#008000" draw:textarea-horizontal-align="center" draw:textarea-vertical-align="middle"/>
    </style:style>
    <style:style style:name="gr21" style:family="graphic" style:parent-style-name="standard">
      <style:graphic-properties svg:stroke-color="#800000" draw:textarea-horizontal-align="center" draw:textarea-vertical-align="middle"/>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style:paragraph-properties fo:line-height="100%" fo:text-align="center"/>
    </style:style>
    <style:style style:name="T1"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72cm" svg:height="1.348cm" svg:x="7.728cm" svg:y="23.5cm">
          <draw:text-box>
            <text:p><text:span text:style-name="T1">Handling tests</text:span></text:p>
          </draw:text-box>
        </draw:frame>
        <draw:custom-shape draw:style-name="gr2" draw:text-style-name="P2" draw:layer="layout" svg:width="5.5cm" svg:height="5cm" svg:x="9cm" svg:y="1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5.5cm" svg:height="0.963cm" svg:x="9cm" svg:y="17.537cm">
          <draw:text-box>
            <text:p text:style-name="P3">testmanager</text:p>
          </draw:text-box>
        </draw:frame>
        <draw:line draw:style-name="gr4" draw:text-style-name="P2" draw:layer="layout" svg:x1="9cm" svg:y1="18.5cm" svg:x2="14.5cm" svg:y2="18.5cm">
          <text:p/>
        </draw:line>
        <draw:custom-shape draw:style-name="gr5" draw:text-style-name="P2" draw:layer="layout" svg:width="2.133cm" svg:height="2cm" svg:x="12cm" svg:y="19.5cm">
          <text:p/>
          <draw:enhanced-geometry svg:viewBox="0 0 21600 21600" draw:mirror-horizontal="false" draw:mirror-vertical="false" draw:type="rectangle" draw:enhanced-path="M 0 0 L 21600 0 21600 21600 0 21600 0 0 Z N"/>
        </draw:custom-shape>
        <draw:frame draw:style-name="gr6" draw:layer="layout" svg:width="2.133cm" svg:height="0.963cm" svg:x="12cm" svg:y="19.537cm">
          <draw:text-box>
            <text:p>test</text:p>
          </draw:text-box>
        </draw:frame>
        <draw:custom-shape draw:style-name="gr2" draw:text-style-name="P2" draw:layer="layout" svg:width="5cm" svg:height="5cm" svg:x="9.5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5cm" svg:height="0.963cm" svg:x="9.5cm" svg:y="10.537cm">
          <draw:text-box>
            <text:p text:style-name="P3">client</text:p>
          </draw:text-box>
        </draw:frame>
        <draw:custom-shape draw:style-name="gr7" draw:text-style-name="P2" draw:layer="layout" svg:width="5cm" svg:height="3cm" svg:x="15.5cm" svg:y="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3" draw:layer="layout" svg:width="5cm" svg:height="0.963cm" svg:x="15.5cm" svg:y="21.037cm">
          <draw:text-box>
            <text:p text:style-name="P3">actionman</text:p>
          </draw:text-box>
        </draw:frame>
        <draw:custom-shape draw:style-name="gr9" draw:text-style-name="P2" draw:layer="layout" svg:width="12cm" svg:height="5cm" svg:x="4cm" svg:y="2.7cm">
          <text:p/>
          <draw:enhanced-geometry svg:viewBox="0 0 21600 21600" draw:text-areas="3000 3320 17110 17330" draw:type="cloud-callout" draw:modifiers="68392.5006249479 15851.22975404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layer="layout" svg:width="4.202cm" svg:height="0.963cm" svg:x="7.298cm" svg:y="4.037cm">
          <draw:text-box>
            <text:p>Other probes</text:p>
          </draw:text-box>
        </draw:frame>
        <draw:line draw:style-name="gr10" draw:text-style-name="P2" draw:layer="layout" svg:x1="6.5cm" svg:y1="4cm" svg:x2="5.5cm" svg:y2="10.5cm">
          <text:p/>
        </draw:line>
        <draw:line draw:style-name="gr10" draw:text-style-name="P2" draw:layer="layout" svg:x1="7.5cm" svg:y1="5.5cm" svg:x2="6cm" svg:y2="10.5cm">
          <text:p/>
        </draw:line>
        <draw:line draw:style-name="gr10" draw:text-style-name="P2" draw:layer="layout" svg:x1="10cm" svg:y1="5.5cm" svg:x2="6.5cm" svg:y2="10.5cm">
          <text:p/>
        </draw:line>
        <draw:line draw:style-name="gr10" draw:text-style-name="P2" draw:layer="layout" svg:x1="5cm" svg:y1="4.5cm" svg:x2="5cm" svg:y2="10.5cm">
          <text:p/>
        </draw:line>
        <draw:line draw:style-name="gr10" draw:text-style-name="P2" draw:layer="layout" svg:x1="13.5cm" svg:y1="10.5cm" svg:x2="14.5cm" svg:y2="4.5cm">
          <text:p/>
        </draw:line>
        <draw:line draw:style-name="gr10" draw:text-style-name="P2" draw:layer="layout" svg:x1="13cm" svg:y1="10.5cm" svg:x2="12.5cm" svg:y2="3.5cm">
          <text:p/>
        </draw:line>
        <draw:line draw:style-name="gr10" draw:text-style-name="P2" draw:layer="layout" svg:x1="12.5cm" svg:y1="10.5cm" svg:x2="11.5cm" svg:y2="5.5cm">
          <text:p/>
        </draw:line>
        <draw:line draw:style-name="gr10" draw:text-style-name="P2" draw:layer="layout" svg:x1="12cm" svg:y1="10.5cm" svg:x2="10cm" svg:y2="6cm">
          <text:p/>
        </draw:line>
        <draw:custom-shape draw:style-name="gr11" draw:text-style-name="P2" draw:layer="layout" svg:width="4.5cm" svg:height="4cm" svg:x="16cm" svg:y="16.5cm">
          <text:p/>
          <draw:enhanced-geometry svg:viewBox="0 0 21600 21600" draw:type="rectangle" draw:enhanced-path="M 0 0 L 21600 0 21600 21600 0 21600 0 0 Z N"/>
        </draw:custom-shape>
        <draw:frame draw:style-name="gr3" draw:text-style-name="P2" draw:layer="layout" svg:width="4.5cm" svg:height="0.963cm" svg:x="16cm" svg:y="16.537cm">
          <draw:text-box>
            <text:p text:style-name="P2">probestorage</text:p>
          </draw:text-box>
        </draw:frame>
        <draw:line draw:style-name="gr4" draw:text-style-name="P2" draw:layer="layout" svg:x1="16cm" svg:y1="17.5cm" svg:x2="20.5cm" svg:y2="17.5cm">
          <text:p/>
        </draw:line>
        <draw:line draw:style-name="gr4" draw:text-style-name="P2" draw:layer="layout" svg:x1="9.5cm" svg:y1="11.5cm" svg:x2="14.5cm" svg:y2="11.5cm">
          <text:p/>
        </draw:line>
        <draw:line draw:style-name="gr12" draw:text-style-name="P2" draw:layer="layout" svg:x1="15.5cm" svg:y1="22cm" svg:x2="20.5cm" svg:y2="22cm">
          <text:p/>
        </draw:line>
        <draw:line draw:style-name="gr13" draw:text-style-name="P2" draw:layer="layout" svg:x1="14.5cm" svg:y1="19cm" svg:x2="16cm" svg:y2="19cm">
          <text:p/>
        </draw:line>
        <draw:line draw:style-name="gr13" draw:text-style-name="P2" draw:layer="layout" svg:x1="18cm" svg:y1="13cm" svg:x2="14.5cm" svg:y2="13cm">
          <text:p/>
        </draw:line>
        <draw:line draw:style-name="gr14" draw:text-style-name="P2" draw:layer="layout" svg:x1="12cm" svg:y1="17.5cm" svg:x2="12cm" svg:y2="15.5cm">
          <text:p/>
        </draw:line>
        <draw:custom-shape draw:style-name="gr15" draw:text-style-name="P2" draw:layer="layout" svg:width="3.5cm" svg:height="3cm" svg:x="10.5cm" svg:y="12cm">
          <text:p/>
          <draw:enhanced-geometry svg:viewBox="0 0 21600 21600" draw:type="rectangle" draw:enhanced-path="M 0 0 L 21600 0 21600 21600 0 21600 0 0 Z N"/>
        </draw:custom-shape>
        <draw:frame draw:style-name="gr16" draw:text-style-name="P2" draw:layer="layout" svg:width="3.5cm" svg:height="1.675cm" svg:x="10.5cm" svg:y="11.9cm">
          <draw:text-box>
            <text:p text:style-name="P2">message</text:p>
            <text:p text:style-name="P2">queue</text:p>
          </draw:text-box>
        </draw:frame>
        <draw:line draw:style-name="gr4" draw:text-style-name="P2" draw:layer="layout" svg:x1="10.5cm" svg:y1="13.5cm" svg:x2="14cm" svg:y2="13.5cm">
          <text:p/>
        </draw:line>
        <draw:custom-shape draw:style-name="gr2" draw:text-style-name="P2" draw:layer="layout" svg:width="5cm" svg:height="8cm" svg:x="3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5cm" svg:height="0.963cm" svg:x="3cm" svg:y="10.537cm">
          <draw:text-box>
            <text:p text:style-name="P3">server</text:p>
          </draw:text-box>
        </draw:frame>
        <draw:frame draw:style-name="gr17" draw:layer="layout" svg:width="3.09cm" svg:height="1.675cm" svg:x="3.41cm" svg:y="12cm">
          <draw:text-box>
            <text:p>message</text:p>
            <text:p>toaction</text:p>
          </draw:text-box>
        </draw:frame>
        <draw:line draw:style-name="gr4" draw:text-style-name="P2" draw:layer="layout" svg:x1="3cm" svg:y1="11.5cm" svg:x2="8cm" svg:y2="11.5cm">
          <text:p/>
        </draw:line>
        <draw:custom-shape draw:style-name="gr18" draw:text-style-name="P2" draw:layer="layout" svg:width="3cm" svg:height="3cm" svg:x="3.428cm" svg:y="14.5cm">
          <text:p/>
          <draw:enhanced-geometry svg:viewBox="0 0 21600 21600" draw:type="rectangle" draw:enhanced-path="M 0 0 L 21600 0 21600 21600 0 21600 0 0 Z N"/>
        </draw:custom-shape>
        <draw:frame draw:style-name="gr19" draw:text-style-name="P2" draw:layer="layout" svg:width="3.072cm" svg:height="1.675cm" svg:x="3.428cm" svg:y="14.4cm">
          <draw:text-box>
            <text:p text:style-name="P2">Action</text:p>
            <text:p text:style-name="P2">queue</text:p>
          </draw:text-box>
        </draw:frame>
        <draw:line draw:style-name="gr12" draw:text-style-name="P2" draw:layer="layout" svg:x1="3.428cm" svg:y1="16cm" svg:x2="6.428cm" svg:y2="16cm">
          <text:p/>
        </draw:line>
        <draw:line draw:style-name="gr14" draw:text-style-name="P2" draw:layer="layout" svg:x1="5cm" svg:y1="11.5cm" svg:x2="5cm" svg:y2="14.5cm">
          <text:p/>
        </draw:line>
        <draw:line draw:style-name="gr20" draw:text-style-name="P2" draw:layer="layout" svg:x1="18cm" svg:y1="13cm" svg:x2="18cm" svg:y2="16.5cm">
          <text:p/>
        </draw:line>
        <draw:line draw:style-name="gr14" draw:text-style-name="P2" draw:layer="layout" svg:x1="7cm" svg:y1="19.5cm" svg:x2="9cm" svg:y2="19.5cm">
          <text:p/>
        </draw:line>
        <draw:line draw:style-name="gr21" draw:text-style-name="P2" draw:layer="layout" svg:x1="7cm" svg:y1="19.5cm" svg:x2="7cm" svg:y2="11.5cm">
          <text:p/>
        </draw:line>
        <draw:frame draw:style-name="gr1" draw:layer="layout" svg:width="4.376cm" svg:height="0.963cm" svg:x="10.724cm" svg:y="16.1cm">
          <draw:text-box>
            <text:p>testresponder</text:p>
          </draw:text-box>
        </draw:frame>
        <draw:frame draw:style-name="gr1" draw:layer="layout" svg:width="1.56cm" svg:height="0.963cm" svg:x="10cm" svg:y="8.538cm">
          <draw:text-box>
            <text:p>http</text:p>
          </draw:text-box>
        </draw:frame>
        <draw:frame draw:style-name="gr1" draw:layer="layout" svg:width="1.56cm" svg:height="0.963cm" svg:x="6.5cm" svg:y="8.001cm">
          <draw:text-box>
            <text:p>http</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09-04-16T11:32:18.87</meta:creation-date>
    <meta:editing-duration>PT1H3M12S</meta:editing-duration>
    <meta:editing-cycles>7</meta:editing-cycles>
    <meta:generator>OpenOffice.org/3.3$Win32 OpenOffice.org_project/330m20$Build-9567</meta:generator>
    <dc:date>2013-06-24T10:57:24.56</dc:date>
    <dc:creator>Gaspard Ferey</dc:creator>
    <meta:document-statistic meta:object-count="45"/>
  </office:meta>
</office:document-meta>
</file>